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8101" officeooo:paragraph-rsid="000b8101"/>
    </style:style>
    <style:style style:name="P2" style:family="paragraph" style:parent-style-name="Standard">
      <style:text-properties officeooo:rsid="000cab7e" officeooo:paragraph-rsid="000cab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FIO DE PROJETO</text:p>
      <text:p text:style-name="P2">Paso 1 Introdução</text:p>
      <text:p text:style-name="P1">Reforce seu conhecimento em Git com um desafio totalmente prático, onde você executara todos os passos para criação, atualização e sinconizacão de um repositorio no Github.</text:p>
      <text:p text:style-name="P1">Com isso, você podera compartilhar suas anotacoes e exericicios em seu próprio repositorio. Criando assim, o primiero (de muitos) projetos do seu portfólio </text:p>
      <text:p text:style-name="P1"/>
      <text:p text:style-name="P1">Requisitos</text:p>
      <text:p text:style-name="P1">nocoes basicas de Git/Hub</text:p>
      <text:p text:style-name="P1">Git devidamente instalado (usaremos o Git Bash)</text:p>
      <text:p text:style-name="P1">Engajamento e vontade de aprender</text:p>
      <text:p text:style-name="P1"/>
      <text:p text:style-name="P2">Percuso</text:p>
      <text:p text:style-name="P2">passo 2</text:p>
      <text:p text:style-name="P2"/>
      <text:p text:style-name="P2">Git;git;Hu: Relembrando algumas coisinhas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3T08:58:03.043000000</meta:creation-date>
    <dc:date>2022-07-13T09:19:03.404000000</dc:date>
    <meta:editing-duration>PT10M50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1" meta:word-count="79" meta:character-count="533" meta:non-whitespace-character-count="464"/>
  </office:meta>
</office:document-meta>
</file>